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it un magasin de <text:span text:style-name="T2">chaussures</text:span> qui veux <text:span text:style-name="T3">vendre</text:span> ses souliers en personne et via internet avec <text:span text:style-name="T2">livraison</text:span> chez les <text:span text:style-name="T2">clients</text:span>. Dessinez un diagramme Entité-Association avec:</text:p>
      <text:p text:style-name="Standard"/>
      <text:p text:style-name="Standard">1-identifiez les Types Entités</text:p>
      <text:p text:style-name="Standard"/>
      <text:p text:style-name="Standard">2-identifiez les Types Associations</text:p>
      <text:p text:style-name="Standard"/>
      <text:p text:style-name="Standard">3-identifiez la cardinalité min et max des rôles</text:p>
      <text:p text:style-name="Standard"/>
      <text:p text:style-name="Standard">4-identifiez les attributs à enregistrer pour chaque Type Entité et Type Association</text:p>
      <text:p text:style-name="Standard"/>
      <text:p text:style-name="Standard">4-identifiez la cardinalité des attributs</text:p>
      <text:p text:style-name="Standard"/>
      <text:p text:style-name="Standard">5-identifiez le domaine de validité pour chaque attributs, entre autre la longueur min et max pour attributs de type chaînes de caractères, valeurs min et max des valeurs numériqu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17T15:17:28.843682064</meta:creation-date>
    <dc:date>2022-05-25T11:22:45.519000000</dc:date>
    <meta:editing-duration>PT22H59M46S</meta:editing-duration>
    <meta:editing-cycles>3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7" meta:word-count="87" meta:character-count="585" meta:non-whitespace-character-count="505"/>
  </office:meta>
</office:document-meta>
</file>